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ring in Prayer!</text:p>
      <text:p text:style-name="P2"/>
      <text:p text:style-name="P1"><text:span text:style-name="T1">Read:</text:span> Numbers 16:41-50</text:p>
      <text:p text:style-name="P1"/>
      <text:p text:style-name="P1"><text:span text:style-name="T1">Text:</text:span> Exodus 32: 32-33 “And Moses returned unto the LORD, &amp; said, Oh, this people have sinned a great sin, and have made them gods of gold. Yet now, if thou wilt forgive their sin; and if not, blot me, I pray thee, out of thy book which thou hast written.”</text:p>
      <text:p text:style-name="P1"/>
      <text:p text:style-name="P1"><text:span text:style-name="T1">Introduction:</text:span> Abraham was the only person, in the Bible, called: the “friend of God.” <text:s/>The first requirement for a prayer life is a personal relationship with God. <text:s/>I want to talk about Moses and the daring courage that he had as he faced many conflicts between his people and God.</text:p>
      <text:p text:style-name="P1"/>
      <text:p text:style-name="P1"><text:span text:style-name="T1">I. Standing between God and man:</text:span> <text:s/>Today we read about a time where God’s judgment for sin had already begun. <text:s/>The people had murmured against Moses and God and God sent a plague that was literally killing the murmurers. <text:s/>Moses commands Aaron to become a barrier to the judgment of God. He orders him to put his very life in jeopardy. <text:s/>He was to take a censer with fire from the altar and stand between the living and the dead. <text:s/>As he stood right in the middle of the judgment of God he was able to stop the deaths of many Israelites. <text:s/>How would you like to be the one who must place yourself between God’s anger and those who are receiving His judgment?</text:p>
      <text:p text:style-name="P1"><text:s text:c="2"/>As I pondered this I tried to think of a situation that would illustrate the courage of Aaron. <text:s/>One of the responsibilities of the Secret Service is to protect the president and other cabinet members. <text:s/>During their training for this position they are required to practice moving between the person that they are protecting and a potential assailant. <text:s/>During the assassina-tion of President Kennedy a secret service agent jumped between the president (he laid down across the back of the car where the window would have been) in the direction that the shots had come from. <text:s/>When John Hinkley shot President Reagan there were several agents who immediately leapt between him and the president. <text:s/>One secret service agent was actually shot as he pushed the president into the car and laid on top of him as they sped away from the scene.</text:p>
      <text:p text:style-name="P1"/>
      <text:p text:style-name="P1"><text:span text:style-name="T1">II. Arguing with God:</text:span> In Numbers 14 we find that God is angry with His people. <text:s/>They were complaining that Moses had brought them from a land of plenty to a place that He would destroy them. <text:s/>They were con-spiring to elect a leader to return to Egypt. <text:s/>God tells Moses that He wants to destroy them and raise up seed from Moses. <text:s/>Here is the deal: Moses can be the grandfather of all the Israelites. <text:s/>What an offer! <text:s/>These people had been a pain for so long to Moses and now he has an opportunity to become great at the expense of these people who were nothing but trouble to him. <text:s/>How does Moses respond to this great offer?</text:p>
      <text:p text:style-name="P1"><text:s text:c="2"/>Moses cries out to the Lord: “If you kill these people, the nations around will not see it for what it is. <text:s/>They will say that You were not able to bring them into the promised land. <text:s/>You must forgive them.”</text:p>
      <text:p text:style-name="P1"><text:s text:c="2"/>Instead of seizing the glory for himself, Moses sought the glory for his Lord. <text:s/>He did not argue that the people were deserving of God’s mercy but that God’s reputation was at stake. <text:s/>He argued with God and prevailed. Oh I know that there are those who would say that God was just testing Moses; well then he must have passed the test.</text:p>
      <text:p text:style-name="P1"/>
      <text:p text:style-name="P1"><text:span text:style-name="T1">Conclude:</text:span> What can we learn about prayer from Moses? <text:s/>We should learn that Prayer is not for wimps! <text:s/>That bringing glory to God is not for the weak or wussy. <text:s/>We should learn that there are things more important than our own safety or security. <text:s/>We should learn that God is not upset with nor intimidated by those who pray boldly. </text:p>
      <text:p text:style-name="P1"><text:s text:c="2"/>It is important to ask, this morning: “How does this apply to our lives today?” <text:s/>What does it mean to stand between God and men today? Perhaps it means that we know people who are living against God’s principals; they are destined for God’s judgment. <text:s/>Are you standing in between them and God’s judgment? <text:s/>Are you storming God’s throne on their behalf? <text:s/>Are you weeping, before God, on their behalf? <text:s/>Are you risking their friendship to share the gospel with them?</text:p>
      <text:p text:style-name="P1"><text:s text:c="2"/>When judgment from God seems to be coming down on those who are lost; are you sorrowing before God for them or are you smug in your assessment? <text:s/><text:span text:style-name="T2">When the ungodly suffer do you secretly rejoice</text:span>?</text:p>
      <text:p text:style-name="P1"><text:s text:c="2"/>After 9-11 did you pray for Osama Bin Laden to find Christ? <text:s/>Or did you pray for his demise? <text:s/>Are there people that you would rather not see saved? <text:s/>Are you praying for the salvation of the Washington DC swamp dwellers or for their defeat or even their death?</text:p>
      <text:p text:style-name="P1"><text:s text:c="4"/>Only God knows how many more would have died on 9-11 if the police and firemen had not been willing to go in to guide them out…</text:p>
      <text:p text:style-name="P1"><text:s text:c="2"/>There is a huge battle going on among the church today and many in the the church of Jesus Christ are so busy counting the stars in their own crowns that they fail to recognize that many more could be saved if someone would reach out to pull them out of the fire.</text:p>
      <text:p text:style-name="P1"><text:s text:c="2"/>If you believed that one of your close relatives or best friends was going to hell would you argue with God to see them saved? <text:s/>Would you say with Paul <text:s/>"For I could wish that myself were accursed from Christ for my brethren, my kinsmen according to the flesh:" (Romans 9:3)?</text:p>
      <text:p text:style-name="P1"><text:s text:c="2"/>Do we dare to pray Godly prayers and bravely stand between God and and those that are in need of salvation?</text:p>
      <text:p text:style-name="P1"><text:s text:c="2"/><text:span text:style-name="T1">Illustrate:</text:span> Jacob and angel of the Lord (I won't let You go...without Your intervention we are all d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ring in Prayer</dc:title>
    <meta:initial-creator>Joel Tice</meta:initial-creator>
    <meta:creation-date>2006-09-16T16:21:00</meta:creation-date>
    <dc:creator>j </dc:creator>
    <dc:date>2021-09-05T08:34:19.28</dc:date>
    <meta:editing-cycles>7</meta:editing-cycles>
    <meta:editing-duration>PT5H4M46S</meta:editing-duration>
    <meta:generator>OpenOffice/4.1.3$Win32 OpenOffice.org_project/413m1$Build-9783</meta:generator>
    <meta:document-statistic meta:table-count="0" meta:image-count="0" meta:object-count="0" meta:page-count="1" meta:paragraph-count="18" meta:word-count="994" meta:character-count="5376"/>
  </office:meta>
</office:document-meta>
</file>